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4" style:family="paragraph" style:parent-style-name="Standard">
      <style:paragraph-properties fo:margin-top="0in" fo:margin-bottom="0in" loext:contextual-spacing="false"/>
      <style:text-properties style:font-name="Droid Sans" fo:font-size="11.5pt" officeooo:rsid="000cb65d" officeooo:paragraph-rsid="000f10e7" fo:background-color="#ffffff" style:font-name-asian="Droid Sans1" style:font-size-asian="11.5pt" style:font-name-complex="Droid Sans1" style:font-size-complex="11.5pt"/>
    </style:style>
    <style:style style:name="P5" style:family="paragraph" style:parent-style-name="Standard">
      <style:paragraph-properties fo:margin-top="0in" fo:margin-bottom="0in" loext:contextual-spacing="false"/>
      <style:text-properties style:font-name="Droid Sans" fo:font-size="11.5pt" officeooo:rsid="000f10e7" officeooo:paragraph-rsid="000f10e7" fo:background-color="#ffffff" style:font-name-asian="Droid Sans1" style:font-size-asian="11.5pt" style:font-name-complex="Droid Sans1" style:font-size-complex="11.5pt"/>
    </style:style>
    <style:style style:name="P6"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7"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8" style:family="paragraph" style:parent-style-name="Standard">
      <style:paragraph-properties fo:margin-top="0in" fo:margin-bottom="0in" loext:contextual-spacing="false"/>
      <style:text-properties style:font-name="Droid Sans" fo:font-size="11.5pt" fo:font-weight="bold" officeooo:rsid="001119ba" officeooo:paragraph-rsid="001119ba" fo:background-color="#ffffff" style:font-name-asian="Droid Sans1" style:font-size-asian="11.5pt" style:font-weight-asian="bold" style:font-name-complex="Droid Sans1" style:font-size-complex="11.5pt" style:font-weight-complex="bold"/>
    </style:style>
    <style:style style:name="P9"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0"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1"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12"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13"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14"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15"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16" style:family="paragraph" style:parent-style-name="Standard">
      <style:paragraph-properties fo:margin-top="0in" fo:margin-bottom="0in" loext:contextual-spacing="false"/>
      <style:text-properties officeooo:paragraph-rsid="00098b49"/>
    </style:style>
    <style:style style:name="P17" style:family="paragraph" style:parent-style-name="Standard">
      <style:paragraph-properties fo:margin-top="0in" fo:margin-bottom="0in" loext:contextual-spacing="false"/>
      <style:text-properties fo:font-variant="normal" fo:text-transform="none" fo:color="#262626" style:font-name="Droid Sans Fallback" fo:font-size="11.5pt" fo:letter-spacing="normal" fo:font-style="normal"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8"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21"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22" style:family="paragraph" style:parent-style-name="Standard">
      <style:paragraph-properties fo:margin-top="0in" fo:margin-bottom="0in" loext:contextual-spacing="false"/>
      <style:text-properties style:font-name="Droid Sans" fo:font-size="11.5pt" fo:font-weight="normal" officeooo:rsid="001119ba" officeooo:paragraph-rsid="001119ba" fo:background-color="#ffffff" style:font-name-asian="Droid Sans1" style:font-size-asian="11.5pt" style:font-weight-asian="normal" style:font-name-complex="Droid Sans1" style:font-size-complex="11.5pt" style:font-weight-complex="normal"/>
    </style:style>
    <style:style style:name="P23" style:family="paragraph" style:parent-style-name="Standard">
      <style:paragraph-properties fo:margin-top="0in" fo:margin-bottom="0in" loext:contextual-spacing="false"/>
      <style:text-properties style:font-name="Droid Sans" fo:font-size="11.5pt" fo:font-weight="normal" officeooo:rsid="0012c5be" officeooo:paragraph-rsid="0012c5be" fo:background-color="#ffffff" style:font-name-asian="Droid Sans1" style:font-size-asian="11.5pt" style:font-weight-asian="normal" style:font-name-complex="Droid Sans1" style:font-size-complex="11.5pt" style:font-weight-complex="normal"/>
    </style:style>
    <style:style style:name="P24" style:family="paragraph" style:parent-style-name="Standard" style:list-style-name="L1">
      <style:paragraph-properties fo:margin-top="0in" fo:margin-bottom="0in" loext:contextual-spacing="false"/>
      <style:text-properties officeooo:paragraph-rsid="0012c5be"/>
    </style:style>
    <style:style style:name="P25" style:family="paragraph" style:parent-style-name="Standard">
      <style:paragraph-properties fo:margin-top="0in" fo:margin-bottom="0in" loext:contextual-spacing="false"/>
      <style:text-properties officeooo:paragraph-rsid="0012c5be"/>
    </style:style>
    <style:style style:name="P26" style:family="paragraph" style:parent-style-name="Standard" style:list-style-name="L2">
      <style:paragraph-properties fo:margin-top="0in" fo:margin-bottom="0in" loext:contextual-spacing="false"/>
      <style:text-properties officeooo:paragraph-rsid="0012c5be"/>
    </style:style>
    <style:style style:name="P27" style:family="paragraph" style:parent-style-name="Standard" style:list-style-name="L2">
      <style:paragraph-properties fo:margin-top="0in" fo:margin-bottom="0in" loext:contextual-spacing="false"/>
      <style:text-properties officeooo:rsid="0012c5be" officeooo:paragraph-rsid="0012c5be"/>
    </style:style>
    <style:style style:name="P28" style:family="paragraph" style:parent-style-name="Standard">
      <style:paragraph-properties fo:margin-top="0in" fo:margin-bottom="0in" loext:contextual-spacing="false"/>
      <style:text-properties officeooo:rsid="0012c5be" officeooo:paragraph-rsid="0012c5be"/>
    </style:style>
    <style:style style:name="P29" style:family="paragraph" style:parent-style-name="Standard" style:list-style-name="L3">
      <style:paragraph-properties fo:margin-top="0in" fo:margin-bottom="0in" loext:contextual-spacing="false"/>
      <style:text-properties officeooo:rsid="0012c5be" officeooo:paragraph-rsid="0012c5be"/>
    </style:style>
    <style:style style:name="P30" style:family="paragraph" style:parent-style-name="Standard" style:list-style-name="L3">
      <style:paragraph-properties fo:margin-top="0in" fo:margin-bottom="0in" loext:contextual-spacing="false"/>
      <style:text-properties officeooo:rsid="00148b8b" officeooo:paragraph-rsid="00148b8b"/>
    </style:style>
    <style:style style:name="P31" style:family="paragraph" style:parent-style-name="Standard" style:list-style-name="L3">
      <style:paragraph-properties fo:margin-top="0in" fo:margin-bottom="0in" loext:contextual-spacing="false"/>
      <style:text-properties officeooo:rsid="001729d6" officeooo:paragraph-rsid="001729d6"/>
    </style:style>
    <style:style style:name="P32" style:family="paragraph" style:parent-style-name="Standard" style:list-style-name="L3">
      <style:paragraph-properties fo:margin-top="0in" fo:margin-bottom="0in" loext:contextual-spacing="false"/>
      <style:text-properties fo:font-style="normal" officeooo:rsid="001729d6" officeooo:paragraph-rsid="001729d6" style:font-style-asian="normal" style:font-style-complex="normal"/>
    </style:style>
    <style:style style:name="P33" style:family="paragraph" style:parent-style-name="Standard" style:list-style-name="L3">
      <style:paragraph-properties fo:margin-top="0in" fo:margin-bottom="0in" loext:contextual-spacing="false"/>
      <style:text-properties officeooo:rsid="0017d8a0" officeooo:paragraph-rsid="0017d8a0"/>
    </style:style>
    <style:style style:name="P34" style:family="paragraph" style:parent-style-name="Standard" style:list-style-name="L3">
      <style:paragraph-properties fo:margin-top="0in" fo:margin-bottom="0in" loext:contextual-spacing="false"/>
      <style:text-properties officeooo:rsid="00191fa9" officeooo:paragraph-rsid="00191fa9"/>
    </style:style>
    <style:style style:name="P35" style:family="paragraph" style:parent-style-name="Standard">
      <style:paragraph-properties fo:margin-top="0in" fo:margin-bottom="0in" loext:contextual-spacing="false" fo:break-before="page"/>
      <style:text-properties style:font-name="Droid Sans" fo:font-size="11.5pt" fo:font-weight="bold" officeooo:rsid="0012c5be" officeooo:paragraph-rsid="0012c5be" fo:background-color="#ffffff" style:font-name-asian="Droid Sans1" style:font-size-asian="11.5pt" style:font-weight-asian="bold" style:font-name-complex="Droid Sans1" style:font-size-complex="11.5pt" style:font-weight-complex="bold"/>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style:font-name="Droid Sans" fo:font-size="11.5pt" fo:font-style="italic" fo:font-weight="normal" fo:background-color="#ffffff" loext:char-shading-value="0" style:font-name-asian="Droid Sans1" style:font-size-asian="11.5pt" style:font-style-asian="italic" style:font-weight-asian="normal" style:font-name-complex="Droid Sans1" style:font-size-complex="11.5pt" style:font-style-complex="italic" style:font-weight-complex="normal"/>
    </style:style>
    <style:style style:name="T6" style:family="text">
      <style:text-properties style:font-name="Droid Sans" fo:font-size="11.5pt" fo:font-weight="normal" fo:background-color="#ffffff" loext:char-shading-value="0" style:font-name-asian="Droid Sans1" style:font-size-asian="11.5pt" style:font-weight-asian="normal" style:font-name-complex="Droid Sans1" style:font-size-complex="11.5pt" style:font-weight-complex="normal"/>
    </style:style>
    <style:style style:name="T7" style:family="text">
      <style:text-properties style:font-name="Droid Sans" fo:font-size="11.5pt" fo:font-weight="normal" officeooo:rsid="0012c5be" fo:background-color="#ffffff" loext:char-shading-value="0" style:font-name-asian="Droid Sans1" style:font-size-asian="11.5pt" style:font-weight-asian="normal" style:font-name-complex="Droid Sans1" style:font-size-complex="11.5pt" style:font-weight-complex="normal"/>
    </style:style>
    <style:style style:name="T8" style:family="text">
      <style:text-properties style:font-name="Droid Sans" fo:font-size="11.5pt" fo:font-weight="normal" officeooo:rsid="00148b8b" fo:background-color="#ffffff" loext:char-shading-value="0" style:font-name-asian="Droid Sans1" style:font-size-asian="11.5pt" style:font-weight-asian="normal" style:font-name-complex="Droid Sans1" style:font-size-complex="11.5pt" style:font-weight-complex="normal"/>
    </style:style>
    <style:style style:name="T9" style:family="text">
      <style:text-properties style:font-name="Droid Sans" fo:font-size="11.5pt" fo:font-weight="normal" officeooo:rsid="00152aba" fo:background-color="#ffffff" loext:char-shading-value="0" style:font-name-asian="Droid Sans1" style:font-size-asian="11.5pt" style:font-weight-asian="normal" style:font-name-complex="Droid Sans1" style:font-size-complex="11.5pt" style:font-weight-complex="normal"/>
    </style:style>
    <style:style style:name="T10" style:family="text">
      <style:text-properties style:font-name="Droid Sans" fo:font-size="11.5pt" fo:font-weight="normal" officeooo:rsid="001729d6" fo:background-color="#ffffff" loext:char-shading-value="0" style:font-name-asian="Droid Sans1" style:font-size-asian="11.5pt" style:font-weight-asian="normal" style:font-name-complex="Droid Sans1" style:font-size-complex="11.5pt" style:font-weight-complex="normal"/>
    </style:style>
    <style:style style:name="T11" style:family="text">
      <style:text-properties officeooo:rsid="00098b49"/>
    </style:style>
    <style:style style:name="T12" style:family="text">
      <style:text-properties officeooo:rsid="000cc1c0"/>
    </style:style>
    <style:style style:name="T13" style:family="text">
      <style:text-properties officeooo:rsid="000f10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Ancestral Relation Tree Creation Application </text:p>
      <text:p text:style-name="P13">(ARTC)</text:p>
      <text:p text:style-name="P14"><text:span text:style-name="T11">Design</text:span> Document</text:p>
      <text:p text:style-name="P13">Byron Coughlin</text:p>
      <text:p text:style-name="P13"><text:span text:style-name="T11">May</text:span> <text:span text:style-name="T11">20</text:span>, 2018</text:p>
      <text:p text:style-name="P18">Database</text:p>
      <text:p text:style-name="P12">Database name dbArtc.</text:p>
      <text:p text:style-name="P12">Host 192.168.0.22</text:p>
      <text:p text:style-name="P12">Tables</text:p>
      <text:p text:style-name="P12">tblPerson</text:p>
      <text:p text:style-name="P12">tblPedigreeTemplate</text:p>
      <text:p text:style-name="P12"/>
      <text:p text:style-name="P12">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12"/>
      <text:p text:style-name="P12">Examples:</text:p>
      <text:p text:style-name="P12">MGF101-05<text:tab/><text:tab/>Grandfather on mothers side for individual with id equal to 5</text:p>
      <text:p text:style-name="P12"/>
      <text:p text:style-name="P12">tblPedigreeConstant</text:p>
      <text:p text:style-name="P12"/>
      <table:table table:name="Table1" table:style-name="Table1">
        <table:table-column table:style-name="Table1.A" table:number-columns-repeated="4"/>
        <table:table-row table:style-name="Table1.1">
          <table:table-cell table:style-name="Table1.A1" office:value-type="string">
            <text:p text:style-name="P19">ID</text:p>
          </table:table-cell>
          <table:table-cell table:style-name="Table1.A1" office:value-type="string">
            <text:p text:style-name="P19">number</text:p>
          </table:table-cell>
          <table:table-cell table:style-name="Table1.A1" office:value-type="string">
            <text:p text:style-name="P19"/>
          </table:table-cell>
          <table:table-cell table:style-name="Table1.A1" office:value-type="string">
            <text:p text:style-name="P19">Autoincrement, primary key</text:p>
          </table:table-cell>
        </table:table-row>
        <table:table-row table:style-name="Table1.1">
          <table:table-cell table:style-name="Table1.A1" office:value-type="string">
            <text:p text:style-name="P19">pedConstant</text:p>
          </table:table-cell>
          <table:table-cell table:style-name="Table1.A1" office:value-type="string">
            <text:p text:style-name="P19">Text</text:p>
          </table:table-cell>
          <table:table-cell table:style-name="Table1.A1" office:value-type="string">
            <text:p text:style-name="P19">6</text:p>
          </table:table-cell>
          <table:table-cell table:style-name="Table1.A1" office:value-type="string">
            <text:p text:style-name="P19">Constant that represents ancester </text:p>
            <text:p text:style-name="P19">E.g. MGF101-5</text:p>
          </table:table-cell>
        </table:table-row>
        <table:table-row table:style-name="Table1.1">
          <table:table-cell table:style-name="Table1.A1" office:value-type="string">
            <text:p text:style-name="P19">pedDescription</text:p>
          </table:table-cell>
          <table:table-cell table:style-name="Table1.A1" office:value-type="string">
            <text:p text:style-name="P19">Text</text:p>
          </table:table-cell>
          <table:table-cell table:style-name="Table1.A1" office:value-type="string">
            <text:p text:style-name="P19">255</text:p>
          </table:table-cell>
          <table:table-cell table:style-name="Table1.A1" office:value-type="string">
            <text:p text:style-name="P19">Description of constant representation in chart</text:p>
          </table:table-cell>
        </table:table-row>
        <table:table-row table:style-name="Table1.1">
          <table:table-cell table:style-name="Table1.A1" office:value-type="string">
            <text:p text:style-name="P19">pedParent</text:p>
          </table:table-cell>
          <table:table-cell table:style-name="Table1.A1" office:value-type="string">
            <text:p text:style-name="P19">char</text:p>
          </table:table-cell>
          <table:table-cell table:style-name="Table1.A1" office:value-type="string">
            <text:p text:style-name="P19">1</text:p>
          </table:table-cell>
          <table:table-cell table:style-name="Table1.A1" office:value-type="string">
            <text:p text:style-name="P19">F-father, M-mother</text:p>
          </table:table-cell>
        </table:table-row>
        <table:table-row table:style-name="Table1.1">
          <table:table-cell table:style-name="Table1.A1" office:value-type="string">
            <text:p text:style-name="P19">pedGrandparent</text:p>
          </table:table-cell>
          <table:table-cell table:style-name="Table1.A1" office:value-type="string">
            <text:p text:style-name="P19">char</text:p>
          </table:table-cell>
          <table:table-cell table:style-name="Table1.A1" office:value-type="string">
            <text:p text:style-name="P19">2</text:p>
          </table:table-cell>
          <table:table-cell table:style-name="Table1.A1" office:value-type="string">
            <text:p text:style-name="P19">GF-grandfather, GM-grandmother</text:p>
          </table:table-cell>
        </table:table-row>
        <table:table-row table:style-name="Table1.1">
          <table:table-cell table:style-name="Table1.A1" office:value-type="string">
            <text:p text:style-name="P19">pedCousin</text:p>
          </table:table-cell>
          <table:table-cell table:style-name="Table1.A1" office:value-type="string">
            <text:p text:style-name="P19">int</text:p>
          </table:table-cell>
          <table:table-cell table:style-name="Table1.A1" office:value-type="string">
            <text:p text:style-name="P19">1</text:p>
          </table:table-cell>
          <table:table-cell table:style-name="Table1.A1" office:value-type="string">
            <text:p text:style-name="P19">Number of generation</text:p>
          </table:table-cell>
        </table:table-row>
        <table:table-row table:style-name="Table1.1">
          <table:table-cell table:style-name="Table1.A1" office:value-type="string">
            <text:p text:style-name="P19">pedSeq</text:p>
          </table:table-cell>
          <table:table-cell table:style-name="Table1.A1" office:value-type="string">
            <text:p text:style-name="P19">int</text:p>
          </table:table-cell>
          <table:table-cell table:style-name="Table1.A1" office:value-type="string">
            <text:p text:style-name="P19">2</text:p>
          </table:table-cell>
          <table:table-cell table:style-name="Table1.A1" office:value-type="string">
            <text:p text:style-name="P19">Sequential number with 0 as sufix. 01, 02, 03, etc</text:p>
          </table:table-cell>
        </table:table-row>
      </table:table>
      <text:p text:style-name="P12"/>
      <text:p text:style-name="P12"/>
      <text:p text:style-name="P12">There will be a many to many table that will have relationship of the coded constant with a host and the relative for the host at the constant. <text:s/></text:p>
      <text:p text:style-name="P12"/>
      <text:p text:style-name="P12">In person table host person equals id = 1. This is the person all other DNA matches will hook into. </text:p>
      <text:p text:style-name="P12"/>
      <text:p text:style-name="P12">Create pedigree chart for host person. This chart will consist of the host person as root. And pedigreeConstant built from this person into a pedigree tree up to 4th cousin. </text:p>
      <text:p text:style-name="P12"/>
      <text:p text:style-name="P15">Host</text:p>
      <text:p text:style-name="P12">Description:</text:p>
      <text:p text:style-name="P12">The host is the root of the DNA matches. Matches relate tot he host. </text:p>
      <text:p text:style-name="P12"><text:soft-page-break/></text:p>
      <text:p text:style-name="P12">Host creation:</text:p>
      <text:p text:style-name="P12">The host is added through a dialog box. The dialog box is opened via the File-&gt;New Host selection from the tool bar. </text:p>
      <text:p text:style-name="P12"/>
      <text:p text:style-name="P12">hostDlg:</text:p>
      <text:p text:style-name="P12">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12"/>
      <text:p text:style-name="P12">Create pedigree tree</text:p>
      <text:p text:style-name="P12">The pedigree tree is a genealogy tree that contains constants representing individuals in a pedigree tree. The tree will consist of generations up to cousin 4. The first two will be parents. MOTHER-xx and FATHER-xx</text:p>
      <text:p text:style-name="P12"/>
      <text:p text:style-name="P12">Procedure:</text:p>
      <text:list xml:id="list741111932" text:style-name="WWNum1">
        <text:list-item>
          <text:p text:style-name="P21">Retrieve person from DNA table.</text:p>
        </text:list-item>
        <text:list-item>
          <text:p text:style-name="P21"><text:s/>Create Pedigree tree</text:p>
        </text:list-item>
        <text:list-item>
          <text:p text:style-name="P21">Save as csv file</text:p>
        </text:list-item>
      </text:list>
      <text:p text:style-name="P12">23andme DNA kit</text:p>
      <text:p text:style-name="P12">How to Download</text:p>
      <text:p text:style-name="P12">From DNA relatives page.</text:p>
      <text:p text:style-name="P12">Navigate to bottom of page</text:p>
      <text:p text:style-name="P12">Click on Download aggregate data</text:p>
      <text:p text:style-name="P12">Name and save file</text:p>
      <text:p text:style-name="P12"/>
      <text:p text:style-name="P12">Relatives download table - tblDNA</text:p>
      <text:p text:style-name="P12"/>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20">23andme relatives download</text:p>
          </table:table-cell>
          <table:table-cell table:style-name="Table2.A1" office:value-type="string">
            <text:p text:style-name="P20">ARTC table names</text:p>
          </table:table-cell>
          <table:table-cell table:style-name="Table2.A1" office:value-type="string">
            <text:p text:style-name="P20">Type</text:p>
          </table:table-cell>
          <table:table-cell table:style-name="Table2.A1" office:value-type="string">
            <text:p text:style-name="P19"/>
          </table:table-cell>
        </table:table-row>
        <table:table-row table:style-name="Table2.1">
          <table:table-cell table:style-name="Table2.A1" office:value-type="string">
            <text:p text:style-name="P19">Display name</text:p>
          </table:table-cell>
          <table:table-cell table:style-name="Table2.A1" office:value-type="string">
            <text:p text:style-name="P19">DNADisplayName</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Surname</text:p>
          </table:table-cell>
          <table:table-cell table:style-name="Table2.A1" office:value-type="string">
            <text:p text:style-name="P19">DNASurname</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Chromosome number</text:p>
          </table:table-cell>
          <table:table-cell table:style-name="Table2.A1" office:value-type="string">
            <text:p text:style-name="P19">DNAChromosomeNumber</text:p>
          </table:table-cell>
          <table:table-cell table:style-name="Table2.A1" office:value-type="string">
            <text:p text:style-name="P19">int</text:p>
          </table:table-cell>
          <table:table-cell table:style-name="Table2.A1" office:value-type="string">
            <text:p text:style-name="P19"/>
          </table:table-cell>
        </table:table-row>
        <table:table-row table:style-name="Table2.1">
          <table:table-cell table:style-name="Table2.A1" office:value-type="string">
            <text:p text:style-name="P19">Chromosome start point</text:p>
          </table:table-cell>
          <table:table-cell table:style-name="Table2.A1" office:value-type="string">
            <text:p text:style-name="P19">DNAStartPoint</text:p>
          </table:table-cell>
          <table:table-cell table:style-name="Table2.A1" office:value-type="string">
            <text:p text:style-name="P19">long</text:p>
          </table:table-cell>
          <table:table-cell table:style-name="Table2.A1" office:value-type="string">
            <text:p text:style-name="P19"/>
          </table:table-cell>
        </table:table-row>
        <table:table-row table:style-name="Table2.1">
          <table:table-cell table:style-name="Table2.A1" office:value-type="string">
            <text:p text:style-name="P19">Chromosome end point</text:p>
          </table:table-cell>
          <table:table-cell table:style-name="Table2.A1" office:value-type="string">
            <text:p text:style-name="P19">DNAEndPoint</text:p>
          </table:table-cell>
          <table:table-cell table:style-name="Table2.A1" office:value-type="string">
            <text:p text:style-name="P19">long</text:p>
          </table:table-cell>
          <table:table-cell table:style-name="Table2.A1" office:value-type="string">
            <text:p text:style-name="P19"/>
          </table:table-cell>
        </table:table-row>
        <table:table-row table:style-name="Table2.1">
          <table:table-cell table:style-name="Table2.A1" office:value-type="string">
            <text:p text:style-name="P19">Genetic distance</text:p>
          </table:table-cell>
          <table:table-cell table:style-name="Table2.A1" office:value-type="string">
            <text:p text:style-name="P19">DNADistance</text:p>
          </table:table-cell>
          <table:table-cell table:style-name="Table2.A1" office:value-type="string">
            <text:p text:style-name="P19">float</text:p>
          </table:table-cell>
          <table:table-cell table:style-name="Table2.A1" office:value-type="string">
            <text:p text:style-name="P19"/>
          </table:table-cell>
        </table:table-row>
        <table:table-row table:style-name="Table2.1">
          <table:table-cell table:style-name="Table2.A1" office:value-type="string">
            <text:p text:style-name="P19"># SNPS</text:p>
          </table:table-cell>
          <table:table-cell table:style-name="Table2.A1" office:value-type="string">
            <text:p text:style-name="P19">DNASNPS</text:p>
          </table:table-cell>
          <table:table-cell table:style-name="Table2.A1" office:value-type="string">
            <text:p text:style-name="P19">int</text:p>
          </table:table-cell>
          <table:table-cell table:style-name="Table2.A1" office:value-type="string">
            <text:p text:style-name="P19"/>
          </table:table-cell>
        </table:table-row>
        <table:table-row table:style-name="Table2.1">
          <table:table-cell table:style-name="Table2.A1" office:value-type="string">
            <text:p text:style-name="P19">Full IBD</text:p>
          </table:table-cell>
          <table:table-cell table:style-name="Table2.A1" office:value-type="string">
            <text:p text:style-name="P19">DNAIBD</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Sex</text:p>
          </table:table-cell>
          <table:table-cell table:style-name="Table2.A1" office:value-type="string">
            <text:p text:style-name="P19">DNASex</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Birth Year</text:p>
          </table:table-cell>
          <table:table-cell table:style-name="Table2.A1" office:value-type="string">
            <text:p text:style-name="P19">DNABirthYear</text:p>
          </table:table-cell>
          <table:table-cell table:style-name="Table2.A1" office:value-type="string">
            <text:p text:style-name="P19">int</text:p>
          </table:table-cell>
          <table:table-cell table:style-name="Table2.A1" office:value-type="string">
            <text:p text:style-name="P19"/>
          </table:table-cell>
        </table:table-row>
        <text:soft-page-break/>
        <table:table-row table:style-name="Table2.1">
          <table:table-cell table:style-name="Table2.A1" office:value-type="string">
            <text:p text:style-name="P19">Set Relationship</text:p>
          </table:table-cell>
          <table:table-cell table:style-name="Table2.A1" office:value-type="string">
            <text:p text:style-name="P19">DNASetRelationship</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Predicted relationship</text:p>
          </table:table-cell>
          <table:table-cell table:style-name="Table2.A1" office:value-type="string">
            <text:p text:style-name="P19">DNAPredictedRelationship</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Relative range</text:p>
          </table:table-cell>
          <table:table-cell table:style-name="Table2.A1" office:value-type="string">
            <text:p text:style-name="P19">DNARelativeRange</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Percent DNA shared</text:p>
          </table:table-cell>
          <table:table-cell table:style-name="Table2.A1" office:value-type="string">
            <text:p text:style-name="P19">DNAPercentShared</text:p>
          </table:table-cell>
          <table:table-cell table:style-name="Table2.A1" office:value-type="string">
            <text:p text:style-name="P19">percent</text:p>
          </table:table-cell>
          <table:table-cell table:style-name="Table2.A1" office:value-type="string">
            <text:p text:style-name="P19"/>
          </table:table-cell>
        </table:table-row>
        <table:table-row table:style-name="Table2.1">
          <table:table-cell table:style-name="Table2.A1" office:value-type="string">
            <text:p text:style-name="P19"># segments shared</text:p>
          </table:table-cell>
          <table:table-cell table:style-name="Table2.A1" office:value-type="string">
            <text:p text:style-name="P19">DNASgmentsShared</text:p>
          </table:table-cell>
          <table:table-cell table:style-name="Table2.A1" office:value-type="string">
            <text:p text:style-name="P19">int</text:p>
          </table:table-cell>
          <table:table-cell table:style-name="Table2.A1" office:value-type="string">
            <text:p text:style-name="P19"/>
          </table:table-cell>
        </table:table-row>
        <table:table-row table:style-name="Table2.1">
          <table:table-cell table:style-name="Table2.A1" office:value-type="string">
            <text:p text:style-name="P19">Maternal side</text:p>
          </table:table-cell>
          <table:table-cell table:style-name="Table2.A1" office:value-type="string">
            <text:p text:style-name="P19">DNAMaternal</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Paternal side</text:p>
          </table:table-cell>
          <table:table-cell table:style-name="Table2.A1" office:value-type="string">
            <text:p text:style-name="P19">DNAPaternal</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Maternal Haplogroup</text:p>
          </table:table-cell>
          <table:table-cell table:style-name="Table2.A1" office:value-type="string">
            <text:p text:style-name="P19">DNAMaternalHaplogroup</text:p>
          </table:table-cell>
          <table:table-cell table:style-name="Table2.A1" office:value-type="string">
            <text:p text:style-name="P19">text</text:p>
          </table:table-cell>
          <table:table-cell table:style-name="Table2.A1" office:value-type="string">
            <text:p text:style-name="P19"/>
          </table:table-cell>
        </table:table-row>
        <table:table-row table:style-name="Table2.1">
          <table:table-cell table:style-name="Table2.A1" office:value-type="string">
            <text:p text:style-name="P19">Paternal haplogroup</text:p>
          </table:table-cell>
          <table:table-cell table:style-name="Table2.A1" office:value-type="string">
            <text:p text:style-name="P19">DNAPaternalHaplogroup</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Birthplace</text:p>
          </table:table-cell>
          <table:table-cell table:style-name="Table2.A1" office:value-type="string">
            <text:p text:style-name="P19">DNABirthPlace</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Family Surnames</text:p>
          </table:table-cell>
          <table:table-cell table:style-name="Table2.A1" office:value-type="string">
            <text:p text:style-name="P19">DNAFamilySurnames</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Family locations</text:p>
          </table:table-cell>
          <table:table-cell table:style-name="Table2.A1" office:value-type="string">
            <text:p text:style-name="P19">DNAFamilyLocations</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Maternal Grandmother Birth country</text:p>
          </table:table-cell>
          <table:table-cell table:style-name="Table2.A1" office:value-type="string">
            <text:p text:style-name="P19">DNAMaternalGrandmotherBirthCountry</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Maternal Grandfather birth country</text:p>
          </table:table-cell>
          <table:table-cell table:style-name="Table2.A1" office:value-type="string">
            <text:p text:style-name="P19">DNAMaternalGrandfatherBirhtCountry</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Paternal grandmother brth country</text:p>
          </table:table-cell>
          <table:table-cell table:style-name="Table2.A1" office:value-type="string">
            <text:p text:style-name="P19">DNAPaternalGrandmotherBirthCountry</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Paternal grandfather birth country</text:p>
          </table:table-cell>
          <table:table-cell table:style-name="Table2.A1" office:value-type="string">
            <text:p text:style-name="P19">DNAPaternalGrandfatherBirthCountry</text:p>
          </table:table-cell>
          <table:table-cell table:style-name="Table2.A1" office:value-type="string">
            <text:p text:style-name="P11">text</text:p>
          </table:table-cell>
          <table:table-cell table:style-name="Table2.A1" office:value-type="string">
            <text:p text:style-name="P19"/>
          </table:table-cell>
        </table:table-row>
        <table:table-row table:style-name="Table2.1">
          <table:table-cell table:style-name="Table2.A1" office:value-type="string">
            <text:p text:style-name="P19">Sharing status</text:p>
          </table:table-cell>
          <table:table-cell table:style-name="Table2.A1" office:value-type="string">
            <text:p text:style-name="P19">DNASharingStatus</text:p>
          </table:table-cell>
          <table:table-cell table:style-name="Table2.A1" office:value-type="string">
            <text:p text:style-name="P11">text</text:p>
          </table:table-cell>
          <table:table-cell table:style-name="Table2.A1" office:value-type="string">
            <text:p text:style-name="P19"/>
          </table:table-cell>
        </table:table-row>
      </table:table>
      <text:p text:style-name="P12"/>
      <text:p text:style-name="P12">Convert Gedcom file into Mysql </text:p>
      <text:p text:style-name="P16"><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6">Person</text:p>
      <text:p text:style-name="P9"><text:soft-page-break/>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3">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7">Pedigree Tree</text:p>
      <text:p text:style-name="P10">Class pedigreeTree represents a pedigree tree for disignated person. Each branch of tree represents a generation. Each leave of tree represents an individual on the tree. <text:span text:style-name="T12">A square represents male. A circle represents female. Parents of a child are connected via a horizontal line. If there is only one parent displayed then vertical line is drawn from that parent to child. If there are more then one child parents connect to a horizontal line that connects each child with a vertical line.</text:span></text:p>
      <text:p text:style-name="P10"/>
      <text:p text:style-name="P17"/>
      <text:p text:style-name="P17"/>
      <text:p text:style-name="P4">GetTree<text:span text:style-name="T13">()</text:span></text:p>
      <text:p text:style-name="P5">Description - returns pedigree tree for individual</text:p>
      <text:p text:style-name="P5">Pass – individual id</text:p>
      <text:p text:style-name="P5">return – pedigree tree</text:p>
      <text:p text:style-name="P5"/>
      <text:p text:style-name="P4">createBranch<text:span text:style-name="T13">() </text:span></text:p>
      <text:p text:style-name="P5">Description - creates a generation for an individual</text:p>
      <text:p text:style-name="P5"><text:soft-page-break/>pass individual id</text:p>
      <text:p text:style-name="P5">return void</text:p>
      <text:p text:style-name="P5"/>
      <text:p text:style-name="P4">getBranch<text:span text:style-name="T13">() </text:span></text:p>
      <text:p text:style-name="P5">Description - get a generation from the tree for an individual</text:p>
      <text:p text:style-name="P5">pass – individual id</text:p>
      <text:p text:style-name="P5">return – branch</text:p>
      <text:p text:style-name="P5"/>
      <text:p text:style-name="P3">putPersonOnTree()</text:p>
      <text:p text:style-name="P3"/>
      <text:p text:style-name="P8">Gramps</text:p>
      <text:p text:style-name="P22">Gramps is an application to create family trees. ARTC will use Gramps to create tree consisting of individuals within the DNA match file created from Genome Mate Pro.</text:p>
      <text:p text:style-name="P22"/>
      <text:p text:style-name="P35">Create pedigree tree:</text:p>
      <text:p text:style-name="P25"><text:span text:style-name="T7">A person in a pedigree tree can be broken down </text:span><text:span text:style-name="T10">by</text:span><text:span text:style-name="T7"> asking five questions.</text:span></text:p>
      <text:list xml:id="list741213161" text:style-name="L2">
        <text:list-item>
          <text:p text:style-name="P26"><text:span text:style-name="T7">Is this on the mother’s side or the fathers <text:s/></text:span><text:span text:style-name="T8">F or M</text:span></text:p>
        </text:list-item>
        <text:list-item>
          <text:p text:style-name="P27"><text:span text:style-name="T6">Is this a grandfather or grandmother </text:span><text:span text:style-name="T8">GF or GM</text:span></text:p>
        </text:list-item>
        <text:list-item>
          <text:p text:style-name="P27"><text:span text:style-name="T6">what generation are we on </text:span><text:span text:style-name="T9">1, 2, 3, 4 or 5</text:span></text:p>
        </text:list-item>
        <text:list-item>
          <text:p text:style-name="P27"><text:span text:style-name="T6">which person are we on for a particular generation </text:span><text:span text:style-name="T9">01, 02, 03, etc</text:span></text:p>
        </text:list-item>
        <text:list-item>
          <text:p text:style-name="P27"><text:span text:style-name="T6">what is the id of the person that the pedigree chart is being created. </text:span><text:span text:style-name="T9">01, 02, 03</text:span></text:p>
        </text:list-item>
      </text:list>
      <text:p text:style-name="P28"><text:span text:style-name="T6"/></text:p>
      <text:p text:style-name="P28"><text:span text:style-name="T6">Assumptions</text:span></text:p>
      <text:list xml:id="list157817226" text:style-name="L3">
        <text:list-item>
          <text:p text:style-name="P31"><text:span text:style-name="T6">Every pedigree tree will start at generation one</text:span></text:p>
        </text:list-item>
        <text:list-item>
          <text:p text:style-name="P33"><text:span text:style-name="T6">Will always start father’s side</text:span></text:p>
        </text:list-item>
        <text:list-item>
          <text:p text:style-name="P31"><text:span text:style-name="T6">Generation one will be an actual person</text:span></text:p>
        </text:list-item>
        <text:list-item>
          <text:p text:style-name="P33"><text:span text:style-name="T6">Person id will be passed to the pedigree creation function</text:span></text:p>
        </text:list-item>
        <text:list-item>
          <text:p text:style-name="P29"><text:span text:style-name="T6">All individuals have a mother and father</text:span></text:p>
        </text:list-item>
        <text:list-item>
          <text:p text:style-name="P34"><text:span text:style-name="T6">Fathers will be odd numbers </text:span></text:p>
        </text:list-item>
        <text:list-item>
          <text:p text:style-name="P34"><text:span text:style-name="T6">Mothers will be even numbers</text:span></text:p>
        </text:list-item>
        <text:list-item>
          <text:p text:style-name="P29"><text:span text:style-name="T6">The first person is generation one</text:span></text:p>
        </text:list-item>
        <text:list-item>
          <text:p text:style-name="P31"><text:span text:style-name="T6">The mother constants for the first person is MOTHER-</text:span><text:span text:style-name="T5">person id</text:span></text:p>
        </text:list-item>
        <text:list-item>
          <text:p text:style-name="P32"><text:span text:style-name="T6">The father constant for the first perston is FATHER-</text:span><text:span text:style-name="T5">person id</text:span></text:p>
        </text:list-item>
        <text:list-item>
          <text:p text:style-name="P29"><text:span text:style-name="T6">The pedigree tree using constants will only go five generations</text:span></text:p>
        </text:list-item>
        <text:list-item>
          <text:p text:style-name="P30"><text:span text:style-name="T6">Generation one will have two individuals created</text:span></text:p>
        </text:list-item>
        <text:list-item>
          <text:p text:style-name="P30"><text:span text:style-name="T6">Generation two will have four individuals created</text:span></text:p>
        </text:list-item>
        <text:list-item>
          <text:p text:style-name="P30"><text:span text:style-name="T6">Generation three will have eight individuals created</text:span></text:p>
        </text:list-item>
        <text:list-item>
          <text:p text:style-name="P30"><text:span text:style-name="T6">Generation four will have sixteen individuals created</text:span></text:p>
        </text:list-item>
        <text:list-item>
          <text:p text:style-name="P30"><text:span text:style-name="T6">Generation five will have thirty two</text:span></text:p>
        </text:list-item>
        <text:list-item>
          <text:p text:style-name="P30"><text:span text:style-name="T6">Every generation one person will be related to the host by DNA match</text:span></text:p>
        </text:list-item>
        <text:list-item>
          <text:p text:style-name="P30"><text:span text:style-name="T6">There is only one host per family tree</text:span></text:p>
        </text:list-item>
        <text:list-item>
          <text:p text:style-name="P30"><text:span text:style-name="T6">Every person on the pedigree tree will added to table tblPerson</text:span></text:p>
        </text:list-item>
        <text:list-item>
          <text:p text:style-name="P30"><text:span text:style-name="T6">Each person will be added to the family tree of the host</text:span></text:p>
        </text:list-item>
        <text:list-item>
          <text:p text:style-name="P30"><text:span text:style-name="T6">There is only one family tree being worked on at one instance</text:span></text:p>
        </text:list-item>
        <text:list-item>
          <text:p text:style-name="P31"><text:span text:style-name="T6">The logic for creating pedigree constant will start at generation three</text:span></text:p>
        </text:list-item>
      </text:list>
      <text:list xml:id="list1563142222" text:style-name="L1">
        <text:list-header>
          <text:p text:style-name="P24"><text:span text:style-name="T7"/></text:p>
        </text:list-header>
      </text:list>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6-15T14:45:34.538751090</dc:date>
    <meta:editing-duration>P2DT20H49M46S</meta:editing-duration>
    <meta:editing-cycles>8</meta:editing-cycles>
    <meta:generator>LibreOffice/6.0.3.2$Linux_X86_64 LibreOffice_project/00m0$Build-2</meta:generator>
    <meta:document-statistic meta:table-count="2" meta:image-count="0" meta:object-count="0" meta:page-count="7" meta:paragraph-count="232" meta:word-count="1144" meta:character-count="7172" meta:non-whitespace-character-count="6267"/>
  </office:meta>
</office:document-meta>
</file>